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9"/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One neopixel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rightness</text:p>
          </table:table-cell>
          <table:covered-table-cell/>
          <table:table-cell table:style-name="ce2" office:value-type="string" calcext:value-type="string" table:number-columns-spanned="4" table:number-rows-spanned="1">
            <text:p>Current (A)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8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RGB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.003" calcext:value-type="float">
            <text:p>0.0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 table:style-name="ce3" office:value-type="float" office:value="0.004" calcext:value-type="float">
            <text:p>0.004</text:p>
          </table:table-cell>
          <table:table-cell table:style-name="ce3" office:value-type="float" office:value="0.005" calcext:value-type="float">
            <text:p>0.0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3" table:style-name="ce3" office:value-type="float" office:value="0.005" calcext:value-type="float">
            <text:p>0.005</text:p>
          </table:table-cell>
          <table:table-cell table:style-name="ce3" office:value-type="float" office:value="0.009" calcext:value-type="float">
            <text:p>0.0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3" office:value-type="float" office:value="0.007" calcext:value-type="float">
            <text:p>0.007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13" calcext:value-type="float">
            <text:p>0.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table:number-columns-repeated="3" table:style-name="ce3" office:value-type="float" office:value="0.008" calcext:value-type="float">
            <text:p>0.008</text:p>
          </table:table-cell>
          <table:table-cell table:style-name="ce3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3" office:value-type="float" office:value="0.01" calcext:value-type="float">
            <text:p>0.010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22" calcext:value-type="float">
            <text:p>0.0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number-columns-repeated="3" table:style-name="ce3" office:value-type="float" office:value="0.011" calcext:value-type="float">
            <text:p>0.011</text:p>
          </table:table-cell>
          <table:table-cell table:style-name="ce3" office:value-type="float" office:value="0.026" calcext:value-type="float">
            <text:p>0.0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style-name="ce3" office:value-type="float" office:value="0.013" calcext:value-type="float">
            <text:p>0.013</text:p>
          </table:table-cell>
          <table:table-cell table:number-columns-repeated="2" table:style-name="ce3" office:value-type="float" office:value="0.012" calcext:value-type="float">
            <text:p>0.012</text:p>
          </table:table-cell>
          <table:table-cell table:style-name="ce3" office:value-type="float" office:value="0.03" calcext:value-type="float">
            <text:p>0.0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3" office:value-type="float" office:value="0.014" calcext:value-type="float">
            <text:p>0.014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34" calcext:value-type="float">
            <text:p>0.0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number-columns-repeated="3" table:style-name="ce3" office:value-type="float" office:value="0.015" calcext:value-type="float">
            <text:p>0.015</text:p>
          </table:table-cell>
          <table:table-cell table:style-name="ce3" office:value-type="float" office:value="0.038" calcext:value-type="float">
            <text:p>0.0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3" office:value-type="float" office:value="0.017" calcext:value-type="float">
            <text:p>0.017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0.042" calcext:value-type="float">
            <text:p>0.04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2.L19" table:end-x="0.26mm" table:end-y="0.93mm" draw:z-index="0" draw:name="Chart 1" draw:style-name="gr1" svg:width="127mm" svg:height="76.2mm" svg:x="6.61mm" svg:y="0.13mm">
              <loext:p draw:notify-on-update-of-ranges="Sheet2.B8:Sheet2.B18 Sheet2.C7:Sheet2.C7 Sheet2.C8:Sheet2.C1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RG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ber of neopixels</text:p>
          </table:table-cell>
          <table:table-cell table:style-name="ce5" office:value-type="string" calcext:value-type="string">
            <text:p>Idle curren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.089" calcext:value-type="float">
            <text:p>0.0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89" calcext:value-type="float">
            <text:p>0.0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0.09" calcext:value-type="float">
            <text:p>0.0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office:value-type="float" office:value="0.092" calcext:value-type="float">
            <text:p>0.0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0.095" calcext:value-type="float">
            <text:p>0.0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3" office:value-type="float" office:value="0.097" calcext:value-type="float">
            <text:p>0.0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3" office:value-type="float" office:value="0.099" calcext:value-type="float">
            <text:p>0.0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3" office:value-type="float" office:value="0.101" calcext:value-type="float">
            <text:p>0.1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101" calcext:value-type="float">
            <text:p>0.1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105" calcext:value-type="float">
            <text:p>0.1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106" calcext:value-type="float">
            <text:p>0.106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3.M18" table:end-x="16.67mm" table:end-y="2.25mm" draw:z-index="0" draw:name="Chart 1" draw:style-name="gr1" svg:width="127mm" svg:height="76.2mm" svg:x="3.97mm" svg:y="1.46mm">
              <loext:p draw:notify-on-update-of-ranges="Sheet3.B6:Sheet3.B16 Sheet3.F5:Sheet3.F5 Sheet3.F6:Sheet3.F1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80 neopixels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Brightness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.12" calcext:value-type="float">
            <text:p>0.120</text:p>
          </table:table-cell>
          <table:table-cell table:style-name="ce3" table:formula="of:=AVERAGE([.C6:.E6])" office:value-type="float" office:value="0.12" calcext:value-type="float">
            <text:p>0.1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0.51" calcext:value-type="float">
            <text:p>0.510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table:formula="of:=AVERAGE([.C7:.E7])" office:value-type="float" office:value="0.506666666666667" calcext:value-type="float">
            <text:p>0.5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1.25" calcext:value-type="float">
            <text:p>1.250</text:p>
          </table:table-cell>
          <table:table-cell table:style-name="ce3" office:value-type="float" office:value="1.23" calcext:value-type="float">
            <text:p>1.230</text:p>
          </table:table-cell>
          <table:table-cell table:style-name="ce3" office:value-type="float" office:value="1.22" calcext:value-type="float">
            <text:p>1.220</text:p>
          </table:table-cell>
          <table:table-cell table:style-name="ce3" table:formula="of:=AVERAGE([.C8:.E8])" office:value-type="float" office:value="1.23333333333333" calcext:value-type="float">
            <text:p>1.2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.000</text:p>
          </table:table-cell>
          <table:table-cell table:style-name="ce3" office:value-type="float" office:value="1.98" calcext:value-type="float">
            <text:p>1.980</text:p>
          </table:table-cell>
          <table:table-cell table:style-name="ce3" office:value-type="float" office:value="1.97" calcext:value-type="float">
            <text:p>1.970</text:p>
          </table:table-cell>
          <table:table-cell table:style-name="ce3" table:formula="of:=AVERAGE([.C9:.E9])" office:value-type="float" office:value="1.98333333333333" calcext:value-type="float">
            <text:p>1.9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office:value-type="float" office:value="2.73" calcext:value-type="float">
            <text:p>2.730</text:p>
          </table:table-cell>
          <table:table-cell table:style-name="ce3" office:value-type="float" office:value="2.69" calcext:value-type="float">
            <text:p>2.690</text:p>
          </table:table-cell>
          <table:table-cell table:style-name="ce3" office:value-type="float" office:value="2.68" calcext:value-type="float">
            <text:p>2.680</text:p>
          </table:table-cell>
          <table:table-cell table:style-name="ce3" table:formula="of:=AVERAGE([.C10:.E10])" office:value-type="float" office:value="2.7" calcext:value-type="float">
            <text:p>2.7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office:value-type="float" office:value="3.48" calcext:value-type="float">
            <text:p>3.480</text:p>
          </table:table-cell>
          <table:table-cell table:style-name="ce3" office:value-type="float" office:value="3.43" calcext:value-type="float">
            <text:p>3.430</text:p>
          </table:table-cell>
          <table:table-cell table:style-name="ce3" office:value-type="float" office:value="3.41" calcext:value-type="float">
            <text:p>3.410</text:p>
          </table:table-cell>
          <table:table-cell table:style-name="ce3" table:formula="of:=AVERAGE([.C11:.E11])" office:value-type="float" office:value="3.44" calcext:value-type="float">
            <text:p>3.4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office:value-type="float" office:value="4.89" calcext:value-type="float">
            <text:p>4.890</text:p>
          </table:table-cell>
          <table:table-cell table:style-name="ce3" office:value-type="float" office:value="4.12" calcext:value-type="float">
            <text:p>4.120</text:p>
          </table:table-cell>
          <table:table-cell table:style-name="ce3" office:value-type="float" office:value="4.11" calcext:value-type="float">
            <text:p>4.110</text:p>
          </table:table-cell>
          <table:table-cell table:style-name="ce3" table:formula="of:=AVERAGE([.C12:.E12])" office:value-type="float" office:value="4.37333333333333" calcext:value-type="float">
            <text:p>4.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 office:value-type="float" office:value="4.91" calcext:value-type="float">
            <text:p>4.910</text:p>
          </table:table-cell>
          <table:table-cell table:style-name="ce3" office:value-type="float" office:value="4.84" calcext:value-type="float">
            <text:p>4.840</text:p>
          </table:table-cell>
          <table:table-cell table:style-name="ce3" office:value-type="float" office:value="4.83" calcext:value-type="float">
            <text:p>4.830</text:p>
          </table:table-cell>
          <table:table-cell table:style-name="ce3" table:formula="of:=AVERAGE([.C13:.E13])" office:value-type="float" office:value="4.86" calcext:value-type="float">
            <text:p>4.8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" office:value-type="float" office:value="5.6" calcext:value-type="float">
            <text:p>5.600</text:p>
          </table:table-cell>
          <table:table-cell table:style-name="ce3" office:value-type="float" office:value="5.53" calcext:value-type="float">
            <text:p>5.530</text:p>
          </table:table-cell>
          <table:table-cell table:style-name="ce3" office:value-type="float" office:value="5.51" calcext:value-type="float">
            <text:p>5.510</text:p>
          </table:table-cell>
          <table:table-cell table:style-name="ce3" table:formula="of:=AVERAGE([.C14:.E14])" office:value-type="float" office:value="5.54666666666667" calcext:value-type="float">
            <text:p>5.5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6.32" calcext:value-type="float">
            <text:p>6.320</text:p>
          </table:table-cell>
          <table:table-cell table:style-name="ce3" office:value-type="float" office:value="6.24" calcext:value-type="float">
            <text:p>6.240</text:p>
          </table:table-cell>
          <table:table-cell table:style-name="ce3" office:value-type="float" office:value="6.22" calcext:value-type="float">
            <text:p>6.220</text:p>
          </table:table-cell>
          <table:table-cell table:style-name="ce3" table:formula="of:=AVERAGE([.C15:.E15])" office:value-type="float" office:value="6.26" calcext:value-type="float">
            <text:p>6.2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7.02" calcext:value-type="float">
            <text:p>7.020</text:p>
          </table:table-cell>
          <table:table-cell table:style-name="ce3" office:value-type="float" office:value="6.91" calcext:value-type="float">
            <text:p>6.910</text:p>
          </table:table-cell>
          <table:table-cell table:style-name="ce3" office:value-type="float" office:value="6.89" calcext:value-type="float">
            <text:p>6.890</text:p>
          </table:table-cell>
          <table:table-cell table:style-name="ce3" table:formula="of:=AVERAGE([.C16:.E16])" office:value-type="float" office:value="6.94" calcext:value-type="float">
            <text:p>6.94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ZA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en" number:country="ZA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">
      <number:number number:decimal-places="3" loext:min-decimal-places="3" number:min-integer-digits="1"/>
    </number:number-style>
    <number:currency-style style:name="N10109" number:language="en" number:country="ZA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1-06T08:31:08Z</meta:creation-date>
    <dc:date>2017-11-10T10:33:01.731400068</dc:date>
    <meta:editing-cycles>3</meta:editing-cycles>
    <meta:editing-duration>PT1H2M52S</meta:editing-duration>
    <meta:document-statistic meta:table-count="3" meta:cell-count="159" meta:object-count="2"/>
  </office:meta>
</office:document-meta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Idle curren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2.$C$7" chart:values-cell-range-address="Sheet2.$C$8:.$C$18" chart:class="chart:scatter" chart:attached-axis="primary-y" chart:style-name="G0S0">
            <chart:domain table:cell-range-address="Sheet2.$B$8:.$B$18"/>
            <chart:regression-curve chart:style-name="T000">
              <chart:equation chart:automatic-content="true" chart:display-equation="true" chart:display-r-square="true" svg:x="330.97pt" svg:y="78.72133858267716pt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vg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3.$F$5" chart:values-cell-range-address="Sheet3.$F$6:.$F$16" chart:class="chart:scatter" chart:attached-axis="primary-y" chart:style-name="G0S0">
            <chart:domain table:cell-range-address="Sheet3.$B$6:.$B$16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